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ldSaveService.createConfigForString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ldSaveService.getBinaryData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ldSaveService.createCollection( Configuration config , String testCla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ldSaveService.generateNode(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ldSaveService.getSerializedSampleResult( SampleResult result , DefaultConfigurationSerializer slzr , SampleSaveConfiguration cf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ldSaveService.processSamples( String filename , Visualizer visualizer , ResultCollector 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ldSaveService.OldSav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ldSaveService.loadSubTree( 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ldSaveService.createProperty( Configuration config , String tes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ldSaveService.getConfiguration( SampleResult result , SampleSaveConfiguration saveConfig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OldSaveService.getAssertionResult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ldSaveService.createMap( Configuration config , String test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ldSaveService.createTestElement( Configuration config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OldSaveService.getConfigsFromTree( HashTree subT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ldSaveService.getConfiguration( byte [ ] b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ldSaveService.getConfiguration( AssertionResult ass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ldSaveService.getConfigForTestElement( String named , TestEleme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ldSaveService.getSampleResult(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ldSaveService.saveSubTree( HashTree subTree , OutputStream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